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3.31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gr6" style:family="graphic" style:parent-style-name="objectwithoutfill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gr9" style:family="graphic" style:parent-style-name="Default_5f_1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Default_5f_1">
      <style:graphic-properties draw:textarea-horizontal-align="justify" draw:textarea-vertical-align="middle" draw:auto-grow-height="false" fo:min-height="4.83cm" fo:min-width="3.31cm"/>
    </style:style>
    <style:style style:name="gr12" style:family="graphic" style:parent-style-name="Default_5f_1">
      <style:graphic-properties draw:textarea-horizontal-align="justify" draw:textarea-vertical-align="middle" draw:auto-grow-height="false" fo:min-height="0.385cm" fo:min-width="3.31cm"/>
    </style:style>
    <style:style style:name="gr13" style:family="graphic" style:parent-style-name="Default_5f_1">
      <style:graphic-properties draw:stroke="none" svg:stroke-color="#000000" draw:fill="none" draw:fill-color="#ffffff" fo:min-height="0.635cm"/>
    </style:style>
    <style:style style:name="gr14" style:family="graphic" style:parent-style-name="Default_5f_1">
      <style:graphic-properties draw:textarea-horizontal-align="justify" draw:textarea-vertical-align="middle" draw:auto-grow-height="false" fo:min-height="2.29cm" fo:min-width="3.31cm"/>
    </style:style>
    <style:style style:name="gr15" style:family="graphic" style:parent-style-name="Default_5f_1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Default_5f_1">
      <style:graphic-properties draw:stroke="none" svg:stroke-color="#000000" draw:fill="none" draw:fill-color="#ffffff" fo:min-height="1.655cm"/>
    </style:style>
    <style:style style:name="gr17" style:family="graphic" style:parent-style-name="Default_5f_1">
      <style:graphic-properties draw:stroke="none" svg:stroke-color="#000000" draw:fill="none" draw:fill-color="#ffffff" fo:min-height="0.893cm"/>
    </style:style>
    <style:style style:name="gr18" style:family="graphic" style:parent-style-name="Default_5f_1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8pt" style:font-size-complex="18pt"/>
    </style:style>
    <style:style style:name="P5" style:family="paragraph">
      <style:text-properties fo:color="#c0c0c0" style:font-size-asian="18pt" style:font-size-complex="18pt"/>
    </style:style>
    <style:style style:name="P6" style:family="paragraph">
      <style:text-properties fo:color="#c0c0c0" fo:font-size="12pt" style:font-size-asian="18pt" style:font-size-complex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5.08cm" svg:x="14.97cm" svg:y="8.62cm">
          <text:p text:style-name="P1">SPI RAM</text:p>
          <text:p text:style-name="P1">128k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0.635cm" svg:x="13.7cm" svg:y="1.635cm">
          <text:p text:style-name="P1"><text:span text:style-name="T1">16k Bloc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78cm" svg:height="0.885cm" svg:x="12.049cm" svg:y="2.147cm">
          <draw:text-box>
            <text:p><text:span text:style-name="T1">Key:</text:span></text:p>
          </draw:text-box>
        </draw:frame>
        <draw:custom-shape draw:style-name="gr1" draw:text-style-name="P1" draw:layer="layout" svg:width="3.81cm" svg:height="2.54cm" svg:x="3.54cm" svg:y="8.62cm">
          <text:p text:style-name="P1">T3.1 RAM</text:p>
          <text:p text:style-name="P1">64k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0.635cm" svg:x="13.7cm" svg:y="2.905cm">
          <text:p text:style-name="P1"><text:span text:style-name="T1">4096 Pixels</text:span></text:p>
          <draw:enhanced-geometry svg:viewBox="0 0 21600 21600" draw:type="rectangle" draw:enhanced-path="M 0 0 L 21600 0 21600 21600 0 21600 0 0 Z N"/>
        </draw:custom-shape>
        <draw:rect draw:style-name="gr4" draw:text-style-name="P1" draw:layer="layout" svg:width="4.318cm" svg:height="0.635cm" svg:x="3.286cm" svg:y="10.525cm" draw:corner-radius="0.203cm">
          <text:p/>
        </draw:rect>
        <draw:rect draw:style-name="gr4" draw:text-style-name="P1" draw:layer="layout" svg:width="4.318cm" svg:height="0.127cm" svg:x="14.716cm" svg:y="13.573cm" draw:corner-radius="0.203cm">
          <text:p/>
        </draw:rect>
        <draw:rect draw:style-name="gr4" draw:text-style-name="P1" draw:layer="layout" svg:width="4.318cm" svg:height="0.254cm" svg:x="14.716cm" svg:y="13.319cm" draw:corner-radius="0.203cm">
          <text:p/>
        </draw:rect>
        <draw:rect draw:style-name="gr4" draw:text-style-name="P1" draw:layer="layout" svg:width="4.318cm" svg:height="1.905cm" svg:x="14.716cm" svg:y="8.62cm" draw:corner-radius="0.203cm">
          <text:p/>
        </draw:rect>
        <draw:frame draw:style-name="gr5" draw:layer="layout" svg:width="4.445cm" svg:height="1.905cm" svg:x="12.684cm" svg:y="6.334cm">
          <draw:text-box>
            <text:p>Translation</text:p>
            <text:p>matrices</text:p>
          </draw:text-box>
        </draw:frame>
        <draw:path draw:style-name="gr6" draw:text-style-name="P1" draw:layer="layout" svg:width="1.307cm" svg:height="0.217cm" draw:transform="rotate (-1.0714576278003) translate (14.0899073370134cm 7.98014154525951cm)" svg:viewBox="0 0 1308 218" svg:d="m0 10c446 243 841 314 1308-10">
          <text:p/>
        </draw:path>
        <draw:path draw:style-name="gr6" draw:text-style-name="P1" draw:layer="layout" svg:width="2.948cm" svg:height="0.255cm" draw:transform="rotate (-1.0714576278003) translate (6.79758304425245cm 11.1149555627874cm)" svg:viewBox="0 0 2949 256" svg:d="m0 94c730 253 1835-446 2949 162">
          <text:p/>
        </draw:path>
        <draw:frame draw:style-name="gr7" draw:layer="layout" svg:width="4.445cm" svg:height="1.143cm" svg:x="5.953cm" svg:y="13.827cm">
          <draw:text-box>
            <text:p>Output 4096</text:p>
          </draw:text-box>
        </draw:frame>
        <draw:rect draw:style-name="gr4" draw:text-style-name="P1" draw:layer="layout" svg:width="4.318cm" svg:height="0.889cm" svg:x="3.286cm" svg:y="8.62cm" draw:corner-radius="0.203cm">
          <text:p/>
        </draw:rect>
        <draw:rect draw:style-name="gr4" draw:text-style-name="P1" draw:layer="layout" svg:width="4.318cm" svg:height="0.635cm" svg:x="3.286cm" svg:y="9.89cm" draw:corner-radius="0.203cm">
          <text:p/>
        </draw:rect>
        <draw:frame draw:style-name="gr8" draw:text-style-name="P3" draw:layer="layout" svg:width="4.445cm" svg:height="0.806cm" svg:x="7.477cm" svg:y="9.763cm">
          <draw:text-box>
            <text:p><text:span text:style-name="T1">Working buffer</text:span></text:p>
          </draw:text-box>
        </draw:frame>
        <draw:frame draw:style-name="gr8" draw:text-style-name="P3" draw:layer="layout" svg:width="4.445cm" svg:height="0.806cm" svg:x="7.477cm" svg:y="10.525cm">
          <draw:text-box>
            <text:p><text:span text:style-name="T1">Active buffer</text:span></text:p>
          </draw:text-box>
        </draw:frame>
        <draw:frame draw:style-name="gr8" draw:text-style-name="P3" draw:layer="layout" svg:width="4.445cm" svg:height="0.806cm" svg:x="7.604cm" svg:y="8.62cm">
          <draw:text-box>
            <text:p><text:span text:style-name="T1">Heap</text:span></text:p>
          </draw:text-box>
        </draw:frame>
        <draw:rect draw:style-name="gr4" draw:text-style-name="P1" draw:layer="layout" svg:width="4.318cm" svg:height="0.127cm" svg:x="14.716cm" svg:y="13.192cm" draw:corner-radius="0.203cm">
          <text:p/>
        </draw:rect>
        <draw:rect draw:style-name="gr4" draw:text-style-name="P1" draw:layer="layout" svg:width="4.318cm" svg:height="0.254cm" svg:x="14.716cm" svg:y="12.938cm" draw:corner-radius="0.203cm">
          <text:p/>
        </draw:rect>
        <draw:rect draw:style-name="gr4" draw:text-style-name="P1" draw:layer="layout" svg:width="4.318cm" svg:height="0.635cm" svg:x="14.716cm" svg:y="12.303cm" draw:corner-radius="0.203cm">
          <text:p/>
        </draw:rect>
        <draw:rect draw:style-name="gr4" draw:text-style-name="P1" draw:layer="layout" svg:width="4.318cm" svg:height="0.635cm" svg:x="14.716cm" svg:y="11.668cm" draw:corner-radius="0.203cm">
          <text:p/>
        </draw:rect>
        <draw:rect draw:style-name="gr4" draw:text-style-name="P1" draw:layer="layout" svg:width="4.318cm" svg:height="0.635cm" svg:x="14.716cm" svg:y="11.033cm" draw:corner-radius="0.203cm">
          <text:p/>
        </draw:rect>
        <draw:frame draw:style-name="gr7" draw:layer="layout" svg:width="2.794cm" svg:height="1.143cm" svg:x="11.668cm" svg:y="9.636cm">
          <draw:text-box>
            <text:p>Layers</text:p>
          </draw:text-box>
        </draw:frame>
        <draw:path draw:style-name="gr6" draw:text-style-name="P1" draw:layer="layout" svg:width="1.58cm" svg:height="1.348cm" draw:transform="rotate (-1.0714576278003) translate (13.9588696624763cm 10.0259012238196cm)" svg:viewBox="0 0 1581 1349" svg:d="m0 1308c446 243 1216-639 1581-1308">
          <text:p/>
        </draw:path>
        <draw:path draw:style-name="gr6" draw:text-style-name="P1" draw:layer="layout" svg:width="2.695cm" svg:height="0.859cm" draw:transform="rotate (-1.0714576278003) translate (13.424989828459cm 10.317102848562cm)" svg:viewBox="0 0 2696 860" svg:d="m0 699c446 244 1693 345 2696-699">
          <text:p/>
        </draw:path>
        <draw:frame draw:style-name="gr7" draw:layer="layout" svg:width="2.794cm" svg:height="1.143cm" svg:x="11.922cm" svg:y="12.811cm">
          <draw:text-box>
            <text:p>Objects</text:p>
          </draw:text-box>
        </draw:frame>
        <draw:frame draw:style-name="gr7" draw:layer="layout" svg:width="7.366cm" svg:height="1.143cm" svg:x="1.889cm" svg:y="5.294cm">
          <draw:text-box>
            <text:p>Memory Allocation:</text:p>
          </draw:text-box>
        </draw:frame>
        <draw:frame draw:style-name="gr7" draw:layer="layout" svg:width="7.366cm" svg:height="1.143cm" svg:x="1.889cm" svg:y="15.605cm">
          <draw:text-box>
            <text:p>Memory Time Constant:</text:p>
          </draw:text-box>
        </draw:frame>
        <draw:frame draw:style-name="gr7" draw:layer="layout" svg:width="9.906cm" svg:height="1.143cm" svg:x="2.651cm" svg:y="17.129cm">
          <draw:text-box>
            <text:p>4096x4x8b transfer: ~17ms</text:p>
          </draw:text-box>
        </draw:frame>
      </draw:page>
      <draw:page draw:name="page2" draw:style-name="dp1" draw:master-page-name="Default">
        <draw:frame draw:style-name="gr9" draw:text-style-name="P4" draw:layer="layout" svg:width="6.35cm" svg:height="1.27cm" svg:x="1.635cm" svg:y="2.27cm">
          <draw:text-box>
            <text:p><text:span text:style-name="T2">Memory Items:</text:span></text:p>
          </draw:text-box>
        </draw:frame>
        <draw:frame draw:style-name="gr9" draw:text-style-name="P4" draw:layer="layout" svg:width="2.54cm" svg:height="1.27cm" svg:x="13.065cm" svg:y="2.27cm">
          <draw:text-box>
            <text:p><text:span text:style-name="T2">Size</text:span></text:p>
          </draw:text-box>
        </draw:frame>
        <draw:frame draw:style-name="gr9" draw:text-style-name="P4" draw:layer="layout" svg:width="6.35cm" svg:height="1.27cm" svg:x="1.635cm" svg:y="3.54cm">
          <draw:text-box>
            <text:p><text:span text:style-name="T2">Averaging LUTs</text:span></text:p>
          </draw:text-box>
        </draw:frame>
        <draw:frame draw:style-name="gr9" draw:text-style-name="P4" draw:layer="layout" svg:width="6.35cm" svg:height="1.27cm" svg:x="13.065cm" svg:y="3.54cm">
          <draw:text-box>
            <text:p><text:span text:style-name="T2">288 B</text:span></text:p>
          </draw:text-box>
        </draw:frame>
        <draw:frame draw:style-name="gr9" draw:text-style-name="P4" draw:layer="layout" svg:width="6.35cm" svg:height="1.27cm" svg:x="1.635cm" svg:y="4.81cm">
          <draw:text-box>
            <text:p><text:span text:style-name="T2">Pixel Phy Info</text:span></text:p>
          </draw:text-box>
        </draw:frame>
        <draw:frame draw:style-name="gr9" draw:text-style-name="P4" draw:layer="layout" svg:width="6.35cm" svg:height="1.27cm" svg:x="13.065cm" svg:y="4.81cm">
          <draw:text-box>
            <text:p><text:span text:style-name="T2">4096 * 3 = 12288 B</text:span></text:p>
          </draw:text-box>
        </draw:frame>
        <draw:frame draw:style-name="gr9" draw:text-style-name="P4" draw:layer="layout" svg:width="6.35cm" svg:height="1.27cm" svg:x="6.715cm" svg:y="4.81cm">
          <draw:text-box>
            <text:p><text:span text:style-name="T2">Nearest Offset, sector ref</text:span></text:p>
            <text:p><text:span text:style-name="T2">(3 bytes),4096 pixels</text:span></text:p>
          </draw:text-box>
        </draw:frame>
        <draw:frame draw:style-name="gr9" draw:text-style-name="P4" draw:layer="layout" svg:width="2.445cm" svg:height="1.27cm" svg:x="18.145cm" svg:y="2.27cm">
          <draw:text-box>
            <text:p><text:span text:style-name="T2">Location</text:span></text:p>
          </draw:text-box>
        </draw:frame>
        <draw:frame draw:style-name="gr9" draw:text-style-name="P4" draw:layer="layout" svg:width="6.35cm" svg:height="1.27cm" svg:x="6.715cm" svg:y="3.54cm">
          <draw:text-box>
            <text:p><text:span text:style-name="T2">16 bits / scaler, 9 targets, 16 positions</text:span></text:p>
          </draw:text-box>
        </draw:frame>
        <draw:frame draw:style-name="gr9" draw:text-style-name="P4" draw:layer="layout" svg:width="2.445cm" svg:height="1.27cm" svg:x="18.145cm" svg:y="3.54cm">
          <draw:text-box>
            <text:p><text:span text:style-name="T2">System RAM</text:span></text:p>
          </draw:text-box>
        </draw:frame>
        <draw:frame draw:style-name="gr9" draw:text-style-name="P4" draw:layer="layout" svg:width="2.445cm" svg:height="1.27cm" svg:x="18.145cm" svg:y="4.81cm">
          <draw:text-box>
            <text:p><text:span text:style-name="T2">SPI</text:span></text:p>
            <text:p><text:span text:style-name="T2">RAM</text:span></text:p>
          </draw:text-box>
        </draw:frame>
        <draw:frame draw:style-name="gr9" draw:text-style-name="P4" draw:layer="layout" svg:width="6.35cm" svg:height="1.27cm" svg:x="1.635cm" svg:y="6.08cm">
          <draw:text-box>
            <text:p><text:span text:style-name="T2">Config info</text:span></text:p>
          </draw:text-box>
        </draw:frame>
        <draw:frame draw:style-name="gr9" draw:text-style-name="P4" draw:layer="layout" svg:width="6.35cm" svg:height="1.27cm" svg:x="13.065cm" svg:y="6.08cm">
          <draw:text-box>
            <text:p><text:span text:style-name="T2">4096 * 8 = 32768 B</text:span></text:p>
          </draw:text-box>
        </draw:frame>
        <draw:frame draw:style-name="gr9" draw:text-style-name="P4" draw:layer="layout" svg:width="6.35cm" svg:height="1.27cm" svg:x="6.715cm" svg:y="6.08cm">
          <draw:text-box>
            <text:p><text:span text:style-name="T2">2 floats, X,Y, 32 bits each</text:span></text:p>
            <text:p><text:span text:style-name="T2">4096 pixels</text:span></text:p>
          </draw:text-box>
        </draw:frame>
        <draw:frame draw:style-name="gr9" draw:text-style-name="P4" draw:layer="layout" svg:width="2.445cm" svg:height="1.27cm" svg:x="18.145cm" svg:y="6.08cm">
          <draw:text-box>
            <text:p><text:span text:style-name="T2">FLASH</text:span></text:p>
          </draw:text-box>
        </draw:frame>
        <draw:line draw:style-name="gr10" draw:text-style-name="P1" draw:layer="layout" svg:x1="1.508cm" svg:y1="3.159cm" svg:x2="20.304cm" svg:y2="3.159cm">
          <text:p/>
        </draw:line>
        <draw:frame draw:style-name="gr9" draw:text-style-name="P6" draw:layer="layout" svg:width="6.35cm" svg:height="1.27cm" svg:x="1.635cm" svg:y="7.35cm">
          <draw:text-box>
            <text:p text:style-name="P5"><text:span text:style-name="T3">Page of renderable</text:span></text:p>
            <text:p text:style-name="P5"><text:span text:style-name="T3">Output pixels for test</text:span></text:p>
          </draw:text-box>
        </draw:frame>
        <draw:frame draw:style-name="gr9" draw:text-style-name="P6" draw:layer="layout" svg:width="6.35cm" svg:height="1.27cm" svg:x="13.065cm" svg:y="7.35cm">
          <draw:text-box>
            <text:p text:style-name="P5"><text:span text:style-name="T3">40000 B</text:span></text:p>
          </draw:text-box>
        </draw:frame>
        <draw:frame draw:style-name="gr9" draw:text-style-name="P6" draw:layer="layout" svg:width="6.35cm" svg:height="1.27cm" svg:x="6.715cm" svg:y="7.35cm">
          <draw:text-box>
            <text:p text:style-name="P5"><text:span text:style-name="T3">100x100, 4 B each</text:span></text:p>
            <text:p text:style-name="P5"><text:span text:style-name="T3"/></text:p>
          </draw:text-box>
        </draw:frame>
        <draw:frame draw:style-name="gr9" draw:text-style-name="P6" draw:layer="layout" svg:width="2.445cm" svg:height="1.27cm" svg:x="18.145cm" svg:y="7.35cm">
          <draw:text-box>
            <text:p text:style-name="P5"><text:span text:style-name="T3">SPI</text:span></text:p>
            <text:p text:style-name="P5"><text:span text:style-name="T3">RAM</text:span></text:p>
          </draw:text-box>
        </draw:frame>
        <draw:frame draw:style-name="gr9" draw:text-style-name="P6" draw:layer="layout" svg:width="6.35cm" svg:height="1.27cm" svg:x="1.635cm" svg:y="8.62cm">
          <draw:text-box>
            <text:p text:style-name="P5"><text:span text:style-name="T3">Page of renderable</text:span></text:p>
            <text:p text:style-name="P5"><text:span text:style-name="T3">Output pixels for test, no A</text:span></text:p>
          </draw:text-box>
        </draw:frame>
        <draw:frame draw:style-name="gr9" draw:text-style-name="P6" draw:layer="layout" svg:width="6.35cm" svg:height="1.27cm" svg:x="13.065cm" svg:y="8.62cm">
          <draw:text-box>
            <text:p text:style-name="P5"><text:span text:style-name="T3">30000 B</text:span></text:p>
          </draw:text-box>
        </draw:frame>
        <draw:frame draw:style-name="gr9" draw:text-style-name="P6" draw:layer="layout" svg:width="6.35cm" svg:height="1.27cm" svg:x="6.715cm" svg:y="8.62cm">
          <draw:text-box>
            <text:p text:style-name="P5"><text:span text:style-name="T3">100x100, 3 B each</text:span></text:p>
            <text:p text:style-name="P5"><text:span text:style-name="T3"/></text:p>
          </draw:text-box>
        </draw:frame>
        <draw:frame draw:style-name="gr9" draw:text-style-name="P6" draw:layer="layout" svg:width="2.445cm" svg:height="1.27cm" svg:x="18.145cm" svg:y="8.62cm">
          <draw:text-box>
            <text:p text:style-name="P5"><text:span text:style-name="T3">SPI</text:span></text:p>
            <text:p text:style-name="P5"><text:span text:style-name="T3">RAM</text:span></text:p>
          </draw:text-box>
        </draw:frame>
        <draw:frame draw:style-name="gr9" draw:text-style-name="P4" draw:layer="layout" svg:width="5.842cm" svg:height="1.27cm" svg:x="1.635cm" svg:y="9.89cm">
          <draw:text-box>
            <text:p><text:span text:style-name="T2">Lowest page of output before the octoWS2812</text:span></text:p>
          </draw:text-box>
        </draw:frame>
        <draw:frame draw:style-name="gr9" draw:text-style-name="P4" draw:layer="layout" svg:width="6.35cm" svg:height="1.27cm" svg:x="13.065cm" svg:y="9.89cm">
          <draw:text-box>
            <text:p><text:span text:style-name="T2">30000 B</text:span></text:p>
          </draw:text-box>
        </draw:frame>
        <draw:frame draw:style-name="gr9" draw:text-style-name="P4" draw:layer="layout" svg:width="6.35cm" svg:height="1.27cm" svg:x="6.715cm" svg:y="9.89cm">
          <draw:text-box>
            <text:p><text:span text:style-name="T2">100x100, 3 B each</text:span></text:p>
            <text:p><text:span text:style-name="T2"/></text:p>
          </draw:text-box>
        </draw:frame>
        <draw:frame draw:style-name="gr9" draw:text-style-name="P4" draw:layer="layout" svg:width="2.445cm" svg:height="1.27cm" svg:x="18.145cm" svg:y="9.89cm">
          <draw:text-box>
            <text:p><text:span text:style-name="T2">System</text:span></text:p>
            <text:p><text:span text:style-name="T2">RAM</text:span></text:p>
          </draw:text-box>
        </draw:frame>
      </draw:page>
      <draw:page draw:name="page3" draw:style-name="dp1" draw:master-page-name="Default">
        <draw:custom-shape draw:style-name="gr11" draw:text-style-name="P7" draw:layer="layout" svg:width="3.81cm" svg:height="5.08cm" svg:x="14.97cm" svg:y="8.62cm">
          <text:p text:style-name="P1"><text:span text:style-name="T4">SPI RAM</text:span></text:p>
          <text:p text:style-name="P1"><text:span text:style-name="T4">128kB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81cm" svg:height="0.635cm" svg:x="13.7cm" svg:y="1.635cm">
          <text:p text:style-name="P1"><text:span text:style-name="T1">16k Block</text:span>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778cm" svg:height="0.885cm" svg:x="12.049cm" svg:y="2.147cm">
          <draw:text-box>
            <text:p><text:span text:style-name="T1">Key:</text:span></text:p>
          </draw:text-box>
        </draw:frame>
        <draw:custom-shape draw:style-name="gr14" draw:text-style-name="P7" draw:layer="layout" svg:width="3.81cm" svg:height="2.54cm" svg:x="3.54cm" svg:y="8.62cm">
          <text:p text:style-name="P1"><text:span text:style-name="T4">T3.1 RAM</text:span></text:p>
          <text:p text:style-name="P1"><text:span text:style-name="T4">64kB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81cm" svg:height="0.635cm" svg:x="13.7cm" svg:y="2.905cm">
          <text:p text:style-name="P1"><text:span text:style-name="T1">4096 Pixels</text:span></text:p>
          <draw:enhanced-geometry svg:viewBox="0 0 21600 21600" draw:type="rectangle" draw:enhanced-path="M 0 0 L 21600 0 21600 21600 0 21600 0 0 Z N"/>
        </draw:custom-shape>
        <draw:rect draw:style-name="gr15" draw:text-style-name="P1" draw:layer="layout" svg:width="4.318cm" svg:height="0.635cm" svg:x="3.286cm" svg:y="10.525cm" draw:corner-radius="0.203cm">
          <text:p/>
        </draw:rect>
        <draw:rect draw:style-name="gr15" draw:text-style-name="P1" draw:layer="layout" svg:width="4.318cm" svg:height="0.127cm" svg:x="14.716cm" svg:y="13.573cm" draw:corner-radius="0.203cm">
          <text:p/>
        </draw:rect>
        <draw:rect draw:style-name="gr15" draw:text-style-name="P1" draw:layer="layout" svg:width="4.318cm" svg:height="0.254cm" svg:x="14.716cm" svg:y="13.319cm" draw:corner-radius="0.203cm">
          <text:p/>
        </draw:rect>
        <draw:rect draw:style-name="gr15" draw:text-style-name="P1" draw:layer="layout" svg:width="4.318cm" svg:height="1.905cm" svg:x="14.716cm" svg:y="8.62cm" draw:corner-radius="0.203cm">
          <text:p/>
        </draw:rect>
        <draw:frame draw:style-name="gr16" draw:text-style-name="P8" draw:layer="layout" svg:width="4.445cm" svg:height="1.905cm" svg:x="12.684cm" svg:y="6.334cm">
          <draw:text-box>
            <text:p><text:span text:style-name="T4">Translation</text:span></text:p>
            <text:p><text:span text:style-name="T4">matrices</text:span></text:p>
          </draw:text-box>
        </draw:frame>
        <draw:path draw:style-name="gr6" draw:text-style-name="P1" draw:layer="layout" svg:width="1.307cm" svg:height="0.217cm" draw:transform="rotate (-1.0714576278003) translate (14.0899073370134cm 7.98014154525951cm)" svg:viewBox="0 0 1308 218" svg:d="m0 10c446 243 841 314 1308-10">
          <text:p/>
        </draw:path>
        <draw:path draw:style-name="gr6" draw:text-style-name="P1" draw:layer="layout" svg:width="2.948cm" svg:height="0.255cm" draw:transform="rotate (-1.0714576278003) translate (6.79758304425245cm 11.1149555627874cm)" svg:viewBox="0 0 2949 256" svg:d="m0 94c730 253 1835-446 2949 162">
          <text:p/>
        </draw:path>
        <draw:frame draw:style-name="gr17" draw:text-style-name="P8" draw:layer="layout" svg:width="4.445cm" svg:height="1.143cm" svg:x="5.953cm" svg:y="13.827cm">
          <draw:text-box>
            <text:p><text:span text:style-name="T4">Output 4096</text:span></text:p>
          </draw:text-box>
        </draw:frame>
        <draw:rect draw:style-name="gr15" draw:text-style-name="P1" draw:layer="layout" svg:width="4.318cm" svg:height="0.889cm" svg:x="3.286cm" svg:y="8.62cm" draw:corner-radius="0.203cm">
          <text:p/>
        </draw:rect>
        <draw:rect draw:style-name="gr15" draw:text-style-name="P1" draw:layer="layout" svg:width="4.318cm" svg:height="0.635cm" svg:x="3.286cm" svg:y="9.89cm" draw:corner-radius="0.203cm">
          <text:p/>
        </draw:rect>
        <draw:frame draw:style-name="gr18" draw:text-style-name="P3" draw:layer="layout" svg:width="4.445cm" svg:height="0.806cm" svg:x="7.477cm" svg:y="9.763cm">
          <draw:text-box>
            <text:p><text:span text:style-name="T1">Working buffer</text:span></text:p>
          </draw:text-box>
        </draw:frame>
        <draw:frame draw:style-name="gr18" draw:text-style-name="P3" draw:layer="layout" svg:width="4.445cm" svg:height="0.806cm" svg:x="7.477cm" svg:y="10.525cm">
          <draw:text-box>
            <text:p><text:span text:style-name="T1">Active buffer</text:span></text:p>
          </draw:text-box>
        </draw:frame>
        <draw:frame draw:style-name="gr18" draw:text-style-name="P3" draw:layer="layout" svg:width="4.445cm" svg:height="0.806cm" svg:x="7.604cm" svg:y="8.62cm">
          <draw:text-box>
            <text:p><text:span text:style-name="T1">Heap</text:span></text:p>
          </draw:text-box>
        </draw:frame>
        <draw:rect draw:style-name="gr15" draw:text-style-name="P1" draw:layer="layout" svg:width="4.318cm" svg:height="0.127cm" svg:x="14.716cm" svg:y="13.192cm" draw:corner-radius="0.203cm">
          <text:p/>
        </draw:rect>
        <draw:rect draw:style-name="gr15" draw:text-style-name="P1" draw:layer="layout" svg:width="4.318cm" svg:height="0.254cm" svg:x="14.716cm" svg:y="12.938cm" draw:corner-radius="0.203cm">
          <text:p/>
        </draw:rect>
        <draw:rect draw:style-name="gr15" draw:text-style-name="P1" draw:layer="layout" svg:width="4.318cm" svg:height="0.635cm" svg:x="14.716cm" svg:y="12.303cm" draw:corner-radius="0.203cm">
          <text:p/>
        </draw:rect>
        <draw:rect draw:style-name="gr15" draw:text-style-name="P1" draw:layer="layout" svg:width="4.318cm" svg:height="0.635cm" svg:x="14.716cm" svg:y="11.668cm" draw:corner-radius="0.203cm">
          <text:p/>
        </draw:rect>
        <draw:rect draw:style-name="gr15" draw:text-style-name="P1" draw:layer="layout" svg:width="4.318cm" svg:height="0.635cm" svg:x="14.716cm" svg:y="11.033cm" draw:corner-radius="0.203cm">
          <text:p/>
        </draw:rect>
        <draw:frame draw:style-name="gr17" draw:text-style-name="P8" draw:layer="layout" svg:width="2.794cm" svg:height="1.143cm" svg:x="11.668cm" svg:y="9.636cm">
          <draw:text-box>
            <text:p><text:span text:style-name="T4">Layers</text:span></text:p>
          </draw:text-box>
        </draw:frame>
        <draw:path draw:style-name="gr6" draw:text-style-name="P1" draw:layer="layout" svg:width="1.58cm" svg:height="1.348cm" draw:transform="rotate (-1.0714576278003) translate (13.9588696624763cm 10.0259012238196cm)" svg:viewBox="0 0 1581 1349" svg:d="m0 1308c446 243 1216-639 1581-1308">
          <text:p/>
        </draw:path>
        <draw:path draw:style-name="gr6" draw:text-style-name="P1" draw:layer="layout" svg:width="2.695cm" svg:height="0.859cm" draw:transform="rotate (-1.0714576278003) translate (13.424989828459cm 10.317102848562cm)" svg:viewBox="0 0 2696 860" svg:d="m0 699c446 244 1693 345 2696-699">
          <text:p/>
        </draw:path>
        <draw:frame draw:style-name="gr17" draw:text-style-name="P8" draw:layer="layout" svg:width="2.794cm" svg:height="1.143cm" svg:x="11.922cm" svg:y="12.811cm">
          <draw:text-box>
            <text:p><text:span text:style-name="T4">Objects</text:span></text:p>
          </draw:text-box>
        </draw:frame>
        <draw:frame draw:style-name="gr17" draw:text-style-name="P8" draw:layer="layout" svg:width="7.366cm" svg:height="1.143cm" svg:x="1.889cm" svg:y="5.294cm">
          <draw:text-box>
            <text:p><text:span text:style-name="T4">Memory Allocation:</text:span></text:p>
          </draw:text-box>
        </draw:frame>
        <draw:frame draw:style-name="gr17" draw:text-style-name="P8" draw:layer="layout" svg:width="7.366cm" svg:height="1.143cm" svg:x="1.889cm" svg:y="15.605cm">
          <draw:text-box>
            <text:p><text:span text:style-name="T4">Memory Time Constant:</text:span></text:p>
          </draw:text-box>
        </draw:frame>
        <draw:frame draw:style-name="gr17" draw:text-style-name="P8" draw:layer="layout" svg:width="9.906cm" svg:height="1.143cm" svg:x="2.651cm" svg:y="17.129cm">
          <draw:text-box>
            <text:p><text:span text:style-name="T4">4096x4x8b transfer: ~17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1DT10H3M52S</meta:editing-duration>
    <meta:editing-cycles>9</meta:editing-cycles>
    <meta:generator>OpenOffice.org/3.3$Win32 OpenOffice.org_project/330m20$Build-9567</meta:generator>
    <dc:date>2016-04-29T16:23:20.20</dc:date>
    <meta:printed-by>Marshall Taylor</meta:printed-by>
    <meta:print-date>2016-04-28T10:53:47.71</meta:print-date>
    <dc:creator>Marshall Taylor</dc:creator>
    <meta:document-statistic meta:object-count="88"/>
  </office:meta>
</office:document-meta>
</file>